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MediaPreview1.png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pt/media/media1.mp4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clip="rect(0cm, 1.356cm, 0cm, 1.356cm)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Title_20_Slide" presentation:presentation-page-layout-name="AL1T0">
        <draw:frame draw:name="test" draw:style-name="gr1" xml:id="id1" draw:id="id1" draw:layer="layout" svg:width="8.309cm" svg:height="12.699cm" svg:x="12.948cm" svg:y="3.175cm" presentation:class="object" presentation:user-transformed="true">
          <draw:plugin xlink:href="ppt/media/media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  <draw:image xlink:href="Pictures/MediaPreview1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iklos Vajna</meta:initial-creator>
    <dc:creator>Miklos Vajna</dc:creator>
    <meta:editing-cycles>3</meta:editing-cycles>
    <meta:creation-date>2022-08-23T12:42:35</meta:creation-date>
    <dc:date>2022-08-26T13:29:38</dc:date>
    <meta:editing-duration>P0D</meta:editing-duration>
    <meta:generator>LibreOfficeDev/7.5.0.0.alpha0$Linux_X86_64 LibreOffice_project/7f7e17eb104b132c6aebced359850f15583a9c87</meta:generator>
    <meta:document-statistic meta:object-count="23"/>
    <meta:user-defined meta:name="AppVersion">16.0000</meta:user-defined>
    <meta:user-defined meta:name="MMClips" meta:value-type="float">1</meta:user-defined>
    <meta:user-defined meta:name="PresentationFormat">Widescreen</meta:user-defined>
    <meta:user-defined meta:name="Slides" meta:value-type="float">1</meta:user-defined>
  </office:meta>
</office:document-meta>
</file>